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600"/>
    </style:style>
    <style:style style:name="ce3" style:family="table-cell" style:parent-style-name="Default">
      <style:table-cell-properties fo:border-bottom="0.74pt solid #ffffff" fo:background-color="#6666ff" style:text-align-source="fix" style:repeat-content="false" fo:border-left="none" fo:border-right="0.74pt solid #ffffff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0.74pt solid #ffffff" fo:background-color="#6666ff" style:text-align-source="fix" style:repeat-content="false" fo:border-left="none" fo:border-right="0.74pt solid #ffffff" fo:border-top="0.74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6666ff" style:text-align-source="fix" style:repeat-content="false" fo:border-left="none" fo:border-right="0.74pt solid #ffffff" fo:border-top="0.74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0.74pt solid #ffffff" fo:background-color="#6666ff" style:text-align-source="fix" style:repeat-content="false" fo:border-left="0.74pt solid #ffffff" fo:border-right="0.74pt solid #ffffff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6666ff" style:text-align-source="fix" style:repeat-content="false" fo:border="0.74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6666ff" style:text-align-source="fix" style:repeat-content="false" fo:border-left="0.74pt solid #ffffff" fo:border-right="0.74pt solid #ffffff" fo:border-top="0.74pt solid #ffffff"/>
      <style:paragraph-properties fo:text-align="center" fo:margin-left="0m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6666ff" style:text-align-source="fix" style:repeat-content="false" fo:border-left="0.74pt solid #ffffff" fo:border-right="0.74pt solid #ffffff" fo:border-top="0.74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ext-properties style:font-name="Liberation Sans1"/>
    </style:style>
    <style:style style:name="ce12" style:family="table-cell" style:parent-style-name="Default">
      <style:table-cell-properties fo:border-bottom="0.74pt solid #ffffff" fo:background-color="#6666ff" style:text-align-source="fix" style:repeat-content="false" fo:border-left="0.74pt solid #ffffff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74pt solid #ffffff" fo:background-color="#6666ff" style:text-align-source="fix" style:repeat-content="false" fo:border-left="0.74pt solid #ffffff" fo:border-right="none" fo:border-top="0.74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666ff" style:text-align-source="fix" style:repeat-content="false" fo:border-left="0.74pt solid #ffffff" fo:border-right="none" fo:border-top="0.74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table table:name="Hoja1" table:style-name="ta1">
        <table:shapes>
          <draw:frame draw:z-index="0" draw:style-name="gr1" draw:text-style-name="P1" svg:width="135.56mm" svg:height="83.04mm" svg:x="0.09mm" svg:y="126.69mm">
            <draw:object draw:notify-on-update-of-ranges="Hoja1.A5:Hoja1.A23 Hoja1.E5:Hoja1.E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4.35mm" svg:height="85.05mm" svg:x="134.69mm" svg:y="125.71mm">
            <draw:object draw:notify-on-update-of-ranges="Hoja1.A5:Hoja1.A23 Hoja1.F5:Hoja1.F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1.46mm" svg:y="220.88mm">
            <draw:object draw:notify-on-update-of-ranges="Hoja1.A5:Hoja1.A23 Hoja1.E5:Hoja1.E23 Hoja1.A5:Hoja1.A23 Hoja1.F5:Hoja1.F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ce8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LUMNO</text:p>
          </table:table-cell>
          <table:table-cell table:style-name="ce6" office:value-type="string" calcext:value-type="string" table:number-columns-spanned="7" table:number-rows-spanned="1">
            <text:p>Álvaro Fernánde-Alonso Araluce</text:p>
          </table:table-cell>
          <table:covered-table-cell table:number-columns-repeated="4"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ω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w(rad/s)</text:p>
          </table:table-cell>
          <table:table-cell table:style-name="ce2" office:value-type="string" calcext:value-type="string">
            <text:p>Vipp</text:p>
          </table:table-cell>
          <table:table-cell table:style-name="ce2" office:value-type="string" calcext:value-type="string">
            <text:p>Vopp</text:p>
          </table:table-cell>
          <table:table-cell table:style-name="ce2" office:value-type="string" calcext:value-type="string">
            <text:p>|H(w)|</text:p>
          </table:table-cell>
          <table:table-cell table:style-name="ce2" office:value-type="string" calcext:value-type="string">
            <text:p>20*log(|H(<text:span text:style-name="T1">w</text:span>)|)</text:p>
          </table:table-cell>
          <table:table-cell table:style-name="ce15" office:value-type="string" calcext:value-type="string">
            <text:p>20*log(1/sqrt(1+(w/w0)))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20.2" calcext:value-type="float">
            <text:p>20,2</text:p>
          </table:table-cell>
          <table:table-cell table:style-name="ce7" office:value-type="float" office:value="20.6" calcext:value-type="float">
            <text:p>20,6</text:p>
          </table:table-cell>
          <table:table-cell table:style-name="ce7" table:formula="of:=[.C5]/[.B5]" office:value-type="float" office:value="1.01980198019802" calcext:value-type="float">
            <text:p>1,0198019802</text:p>
          </table:table-cell>
          <table:table-cell table:style-name="ce12" table:formula="of:=20*LOG([.D5])" office:value-type="float" office:value="0.170317018450593" calcext:value-type="float">
            <text:p>0,1703170185</text:p>
          </table:table-cell>
          <table:table-cell table:formula="of:= 20*LOG(1/SQRT(1+([.A5]/[.H30])))" office:value-type="float" office:value="-0.0235940795347295" calcext:value-type="float">
            <text:p>-0,023594079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.2" calcext:value-type="float">
            <text:p>20,2</text:p>
          </table:table-cell>
          <table:table-cell office:value-type="float" office:value="20.5" calcext:value-type="float">
            <text:p>20,5</text:p>
          </table:table-cell>
          <table:table-cell table:formula="of:=[.C6]/[.B6]" office:value-type="float" office:value="1.01485148514851" calcext:value-type="float">
            <text:p>1,0148514851</text:p>
          </table:table-cell>
          <table:table-cell table:formula="of:=20*LOG([.D6])" office:value-type="float" office:value="0.128049832182611" calcext:value-type="float">
            <text:p>0,1280498322</text:p>
          </table:table-cell>
          <table:table-cell table:formula="of:= 20*LOG(1/SQRT(1+([.A6]/[.H30])))" office:value-type="float" office:value="-0.0470606709246237" calcext:value-type="float">
            <text:p>-0,047060670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2" calcext:value-type="float">
            <text:p>20,2</text:p>
          </table:table-cell>
          <table:table-cell office:value-type="float" office:value="20.5" calcext:value-type="float">
            <text:p>20,5</text:p>
          </table:table-cell>
          <table:table-cell table:formula="of:=[.C7]/[.B7]" office:value-type="float" office:value="1.01485148514851" calcext:value-type="float">
            <text:p>1,0148514851</text:p>
          </table:table-cell>
          <table:table-cell table:formula="of:=20*LOG([.D7])" office:value-type="float" office:value="0.128049832182611" calcext:value-type="float">
            <text:p>0,1280498322</text:p>
          </table:table-cell>
          <table:table-cell table:formula="of:= 20*LOG(1/SQRT(1+([.A7]/[.H30])))" office:value-type="float" office:value="-0.0704011445062841" calcext:value-type="float">
            <text:p>-0,07040114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.2" calcext:value-type="float">
            <text:p>20,2</text:p>
          </table:table-cell>
          <table:table-cell office:value-type="float" office:value="20.5" calcext:value-type="float">
            <text:p>20,5</text:p>
          </table:table-cell>
          <table:table-cell table:formula="of:=[.C8]/[.B8]" office:value-type="float" office:value="1.01485148514851" calcext:value-type="float">
            <text:p>1,0148514851</text:p>
          </table:table-cell>
          <table:table-cell table:formula="of:=20*LOG([.D8])" office:value-type="float" office:value="0.128049832182611" calcext:value-type="float">
            <text:p>0,1280498322</text:p>
          </table:table-cell>
          <table:table-cell table:formula="of:= 20*LOG(1/SQRT(1+([.A8]/[.H30])))" office:value-type="float" office:value="-0.116709110178568" calcext:value-type="float">
            <text:p>-0,1167091102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.2" calcext:value-type="float">
            <text:p>20,2</text:p>
          </table:table-cell>
          <table:table-cell office:value-type="float" office:value="20.5" calcext:value-type="float">
            <text:p>20,5</text:p>
          </table:table-cell>
          <table:table-cell table:formula="of:=[.C9]/[.B9]" office:value-type="float" office:value="1.01485148514851" calcext:value-type="float">
            <text:p>1,0148514851</text:p>
          </table:table-cell>
          <table:table-cell table:formula="of:=20*LOG([.D9])" office:value-type="float" office:value="0.128049832182611" calcext:value-type="float">
            <text:p>0,1280498322</text:p>
          </table:table-cell>
          <table:table-cell table:formula="of:= 20*LOG(1/SQRT(1+([.A9]/[.H30])))" office:value-type="float" office:value="-0.185258194581919" calcext:value-type="float">
            <text:p>-0,185258194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.2" calcext:value-type="float">
            <text:p>20,2</text:p>
          </table:table-cell>
          <table:table-cell office:value-type="float" office:value="20.5" calcext:value-type="float">
            <text:p>20,5</text:p>
          </table:table-cell>
          <table:table-cell table:formula="of:=[.C10]/[.B10]" office:value-type="float" office:value="1.01485148514851" calcext:value-type="float">
            <text:p>1,0148514851</text:p>
          </table:table-cell>
          <table:table-cell table:formula="of:=20*LOG([.D10])" office:value-type="float" office:value="0.128049832182611" calcext:value-type="float">
            <text:p>0,1280498322</text:p>
          </table:table-cell>
          <table:table-cell table:formula="of:= 20*LOG(1/SQRT(1+([.A10]/[.H30])))" office:value-type="float" office:value="-0.230363769492901" calcext:value-type="float">
            <text:p>-0,2303637695</text:p>
          </table:table-cell>
          <table:table-cell table:number-columns-repeated="3"/>
          <table:table-cell table:style-name="ce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.2" calcext:value-type="float">
            <text:p>20,2</text:p>
          </table:table-cell>
          <table:table-cell office:value-type="float" office:value="20.3" calcext:value-type="float">
            <text:p>20,3</text:p>
          </table:table-cell>
          <table:table-cell table:formula="of:=[.C11]/[.B11]" office:value-type="float" office:value="1.00495049504951" calcext:value-type="float">
            <text:p>1,004950495</text:p>
          </table:table-cell>
          <table:table-cell table:formula="of:=20*LOG([.D11])" office:value-type="float" office:value="0.042893369331783" calcext:value-type="float">
            <text:p>0,0428933693</text:p>
          </table:table-cell>
          <table:table-cell table:formula="of:= 20*LOG(1/SQRT(1+([.A11]/[.H30])))" office:value-type="float" office:value="-0.449121349162483" calcext:value-type="float">
            <text:p>-0,4491213492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.2" calcext:value-type="float">
            <text:p>20,2</text:p>
          </table:table-cell>
          <table:table-cell office:value-type="float" office:value="20" calcext:value-type="float">
            <text:p>20</text:p>
          </table:table-cell>
          <table:table-cell table:formula="of:=[.C12]/[.B12]" office:value-type="float" office:value="0.99009900990099" calcext:value-type="float">
            <text:p>0,9900990099</text:p>
          </table:table-cell>
          <table:table-cell table:formula="of:=20*LOG([.D12])" office:value-type="float" office:value="-0.0864274756528516" calcext:value-type="float">
            <text:p>-0,0864274757</text:p>
          </table:table-cell>
          <table:table-cell table:formula="of:= 20*LOG(1/SQRT(1+([.A12]/[.H30])))" office:value-type="float" office:value="-0.657386343816064" calcext:value-type="float">
            <text:p>-0,6573863438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.2" calcext:value-type="float">
            <text:p>20,2</text:p>
          </table:table-cell>
          <table:table-cell office:value-type="float" office:value="19.4" calcext:value-type="float">
            <text:p>19,4</text:p>
          </table:table-cell>
          <table:table-cell table:formula="of:=[.C13]/[.B13]" office:value-type="float" office:value="0.96039603960396" calcext:value-type="float">
            <text:p>0,9603960396</text:p>
          </table:table-cell>
          <table:table-cell table:formula="of:=20*LOG([.D13])" office:value-type="float" office:value="-0.350992790327955" calcext:value-type="float">
            <text:p>-0,3509927903</text:p>
          </table:table-cell>
          <table:table-cell table:formula="of:= 20*LOG(1/SQRT(1+([.A13]/[.H30])))" office:value-type="float" office:value="-1.04615497051186" calcext:value-type="float">
            <text:p>-1,0461549705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18.3" calcext:value-type="float">
            <text:p>18,3</text:p>
          </table:table-cell>
          <table:table-cell table:formula="of:=[.C14]/[.B14]" office:value-type="float" office:value="0.915" calcext:value-type="float">
            <text:p>0,915</text:p>
          </table:table-cell>
          <table:table-cell table:formula="of:=20*LOG([.D14])" office:value-type="float" office:value="-0.771578118671034" calcext:value-type="float">
            <text:p>-0,7715781187</text:p>
          </table:table-cell>
          <table:table-cell table:formula="of:= 20*LOG(1/SQRT(1+([.A14]/[.H30])))" office:value-type="float" office:value="-1.57094473158558" calcext:value-type="float">
            <text:p>-1,57094473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7.3" calcext:value-type="float">
            <text:p>17,3</text:p>
          </table:table-cell>
          <table:table-cell table:formula="of:=[.C15]/[.B15]" office:value-type="float" office:value="0.865" calcext:value-type="float">
            <text:p>0,865</text:p>
          </table:table-cell>
          <table:table-cell table:formula="of:=20*LOG([.D15])" office:value-type="float" office:value="-1.25967785070372" calcext:value-type="float">
            <text:p>-1,2596778507</text:p>
          </table:table-cell>
          <table:table-cell table:formula="of:= 20*LOG(1/SQRT(1+([.A15]/[.H30])))" office:value-type="float" office:value="-1.88858812877533" calcext:value-type="float">
            <text:p>-1,8885881288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.5" calcext:value-type="float">
            <text:p>19,5</text:p>
          </table:table-cell>
          <table:table-cell office:value-type="float" office:value="12.8" calcext:value-type="float">
            <text:p>12,8</text:p>
          </table:table-cell>
          <table:table-cell table:formula="of:=[.C16]/[.B16]" office:value-type="float" office:value="0.656410256410256" calcext:value-type="float">
            <text:p>0,6564102564</text:p>
          </table:table-cell>
          <table:table-cell table:formula="of:=20*LOG([.D16])" office:value-type="float" office:value="-3.65649283429299" calcext:value-type="float">
            <text:p>-3,6564928343</text:p>
          </table:table-cell>
          <table:table-cell table:formula="of:= 20*LOG(1/SQRT(1+([.A16]/[.H30])))" office:value-type="float" office:value="-3.20043275923199" calcext:value-type="float">
            <text:p>-3,2004327592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9.4" calcext:value-type="float">
            <text:p>19,4</text:p>
          </table:table-cell>
          <table:table-cell office:value-type="float" office:value="11.4" calcext:value-type="float">
            <text:p>11,4</text:p>
          </table:table-cell>
          <table:table-cell table:formula="of:=[.C17]/[.B17]" office:value-type="float" office:value="0.587628865979381" calcext:value-type="float">
            <text:p>0,587628866</text:p>
          </table:table-cell>
          <table:table-cell table:formula="of:=20*LOG([.D17])" office:value-type="float" office:value="-4.61793757187507" calcext:value-type="float">
            <text:p>-4,6179375719</text:p>
          </table:table-cell>
          <table:table-cell table:formula="of:= 20*LOG(1/SQRT(1+([.A17]/[.H30])))" office:value-type="float" office:value="-4.20658060077212" calcext:value-type="float">
            <text:p>-4,2065806008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9.2" calcext:value-type="float">
            <text:p>19,2</text:p>
          </table:table-cell>
          <table:table-cell office:value-type="float" office:value="6.4" calcext:value-type="float">
            <text:p>6,4</text:p>
          </table:table-cell>
          <table:table-cell table:formula="of:=[.C18]/[.B18]" office:value-type="float" office:value="0.333333333333333" calcext:value-type="float">
            <text:p>0,3333333333</text:p>
          </table:table-cell>
          <table:table-cell table:formula="of:=20*LOG([.D18])" office:value-type="float" office:value="-9.54242509439325" calcext:value-type="float">
            <text:p>-9,5424250944</text:p>
          </table:table-cell>
          <table:table-cell table:formula="of:= 20*LOG(1/SQRT(1+([.A18]/[.H30])))" office:value-type="float" office:value="-5.70981779382564" calcext:value-type="float">
            <text:p>-5,7098177938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9.2" calcext:value-type="float">
            <text:p>19,2</text:p>
          </table:table-cell>
          <table:table-cell office:value-type="float" office:value="4.4" calcext:value-type="float">
            <text:p>4,4</text:p>
          </table:table-cell>
          <table:table-cell table:formula="of:=[.C19]/[.B19]" office:value-type="float" office:value="0.229166666666667" calcext:value-type="float">
            <text:p>0,2291666667</text:p>
          </table:table-cell>
          <table:table-cell table:formula="of:=20*LOG([.D19])" office:value-type="float" office:value="-12.7969710443472" calcext:value-type="float">
            <text:p>-12,7969710443</text:p>
          </table:table-cell>
          <table:table-cell table:formula="of:= 20*LOG(1/SQRT(1+([.A19]/[.H30])))" office:value-type="float" office:value="-7.29004113882653" calcext:value-type="float">
            <text:p>-7,290041138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9.1" calcext:value-type="float">
            <text:p>19,1</text:p>
          </table:table-cell>
          <table:table-cell office:value-type="float" office:value="3.6" calcext:value-type="float">
            <text:p>3,6</text:p>
          </table:table-cell>
          <table:table-cell table:formula="of:=[.C20]/[.B20]" office:value-type="float" office:value="0.18848167539267" calcext:value-type="float">
            <text:p>0,1884816754</text:p>
          </table:table-cell>
          <table:table-cell table:formula="of:=20*LOG([.D20])" office:value-type="float" office:value="-14.4946173296088" calcext:value-type="float">
            <text:p>-14,4946173296</text:p>
          </table:table-cell>
          <table:table-cell table:formula="of:= 20*LOG(1/SQRT(1+([.A20]/[.H30])))" office:value-type="float" office:value="-8.09392809883722" calcext:value-type="float">
            <text:p>-8,0939280988</text:p>
          </table:table-cell>
          <table:table-cell table:number-columns-repeated="4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9.1" calcext:value-type="float">
            <text:p>19,1</text:p>
          </table:table-cell>
          <table:table-cell office:value-type="float" office:value="2" calcext:value-type="float">
            <text:p>2</text:p>
          </table:table-cell>
          <table:table-cell table:formula="of:=[.C21]/[.B21]" office:value-type="float" office:value="0.104712041884817" calcext:value-type="float">
            <text:p>0,1047120419</text:p>
          </table:table-cell>
          <table:table-cell table:formula="of:=20*LOG([.D21])" office:value-type="float" office:value="-19.6000674316749" calcext:value-type="float">
            <text:p>-19,6000674317</text:p>
          </table:table-cell>
          <table:table-cell table:formula="of:= 20*LOG(1/SQRT(1+([.A21]/[.H30])))" office:value-type="float" office:value="-10.7536602810959" calcext:value-type="float">
            <text:p>-10,7536602811</text:p>
          </table:table-cell>
          <table:table-cell table:number-columns-repeated="4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9.1" calcext:value-type="float">
            <text:p>19,1</text:p>
          </table:table-cell>
          <table:table-cell office:value-type="float" office:value="1.4" calcext:value-type="float">
            <text:p>1,4</text:p>
          </table:table-cell>
          <table:table-cell table:formula="of:=[.C22]/[.B22]" office:value-type="float" office:value="0.0732984293193717" calcext:value-type="float">
            <text:p>0,0732984293</text:p>
          </table:table-cell>
          <table:table-cell table:formula="of:=20*LOG([.D22])" office:value-type="float" office:value="-22.6981066313898" calcext:value-type="float">
            <text:p>-22,6981066314</text:p>
          </table:table-cell>
          <table:table-cell table:formula="of:= 20*LOG(1/SQRT(1+([.A22]/[.H30])))" office:value-type="float" office:value="-12.3911333051068" calcext:value-type="float">
            <text:p>-12,3911333051</text:p>
          </table:table-cell>
          <table:table-cell table:number-columns-repeated="4"/>
        </table:table-row>
        <table:table-row table:style-name="ro1">
          <table:table-cell table:style-name="ce5" office:value-type="float" office:value="500000" calcext:value-type="float">
            <text:p>500000</text:p>
          </table:table-cell>
          <table:table-cell table:style-name="ce9" office:value-type="float" office:value="19.1" calcext:value-type="float">
            <text:p>19,1</text:p>
          </table:table-cell>
          <table:table-cell table:style-name="ce10" office:value-type="float" office:value="0.75" calcext:value-type="float">
            <text:p>0,75</text:p>
          </table:table-cell>
          <table:table-cell table:style-name="ce10" table:formula="of:=[.C23]/[.B23]" office:value-type="float" office:value="0.0392670157068063" calcext:value-type="float">
            <text:p>0,0392670157</text:p>
          </table:table-cell>
          <table:table-cell table:style-name="ce14" table:formula="of:=20*LOG([.D23])" office:value-type="float" office:value="-28.1194420771205" calcext:value-type="float">
            <text:p>-28,1194420771</text:p>
          </table:table-cell>
          <table:table-cell table:formula="of:= 20*LOG(1/SQRT(1+([.A23]/[.H30])))" office:value-type="float" office:value="-14.5082790968774" calcext:value-type="float">
            <text:p>-14,5082790969</text:p>
          </table:table-cell>
          <table:table-cell table:number-columns-repeated="4"/>
        </table:table-row>
        <table:table-row table:style-name="ro1" table:number-rows-repeated="5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Default" table:number-columns-repeated="6"/>
          <table:table-cell/>
          <table:table-cell table:style-name="ce16" office:value-type="string" calcext:value-type="string">
            <text:p>w0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Default" table:number-columns-repeated="6"/>
          <table:table-cell/>
          <table:table-cell table:style-name="ce17" table:formula="of:=1/(2*PI()*0.00000001*[.I30])" office:value-type="float" office:value="18356.9715215566" calcext:value-type="float">
            <text:p>18356,9715215566</text:p>
          </table:table-cell>
          <table:table-cell office:value-type="float" office:value="867" calcext:value-type="float">
            <text:p>8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0:40:29.6855408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luce </meta:initial-creator>
    <meta:creation-date>2016-11-16T19:43:45.540460330</meta:creation-date>
    <dc:date>2017-02-09T12:49:52.175458742</dc:date>
    <dc:creator>araluce </dc:creator>
    <meta:editing-duration>PT1H53M7S</meta:editing-duration>
    <meta:editing-cycles>9</meta:editing-cycles>
    <meta:generator>LibreOffice/4.4.3.2$Linux_X86_64 LibreOffice_project/40m0$Build-2</meta:generator>
    <meta:document-statistic meta:table-count="1" meta:cell-count="1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57cm" svg:height="8.305cm" xlink:href=".." xlink:type="simple" chart:class="chart:scatter" chart:style-name="ch1">
        <chart:title svg:x="1.695cm" svg:y="0.004cm" chart:style-name="ch2">
          <text:p>Diagrama de Bode Práctico</text:p>
        </chart:title>
        <chart:plot-area chart:style-name="ch3" table:cell-range-address="Hoja1.A5:Hoja1.A23 Hoja1.E5:Hoja1.E23" svg:x="0.659cm" svg:y="0.43cm" svg:width="12.753cm" svg:height="6.985cm">
          <chartooo:coordinate-region svg:x="1.386cm" svg:y="0.629cm" svg:width="11.376cm" svg:height="6.587cm"/>
          <chart:axis chart:dimension="x" chart:name="primary-x" chart:style-name="ch4">
            <chart:title svg:x="4.51cm" svg:y="7.745cm" chart:style-name="ch5">
              <text:p>w (rad/s)</text:p>
            </chart:title>
          </chart:axis>
          <chart:axis chart:dimension="y" chart:name="primary-y" chart:style-name="ch6">
            <chart:title svg:x="0cm" svg:y="4.919cm" chart:style-name="ch7">
              <text:p>20log(|H(w)|)</text:p>
            </chart:title>
            <chart:grid chart:style-name="ch8" chart:class="major"/>
          </chart:axis>
          <chart:series chart:style-name="ch9" chart:values-cell-range-address="Hoja1.E5:Hoja1.E23" chart:class="chart:scatter">
            <chart:domain table:cell-range-address="Hoja1.A5:Hoja1.A23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5:Hoja1.A23</svg:desc>
                </draw:g>
              </table:table-cell>
              <table:table-cell office:value-type="float" office:value="0.170317018450593">
                <text:p>0.170317018450593</text:p>
                <draw:g>
                  <svg:desc>Hoja1.E5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28049832182611">
                <text:p>0.128049832182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28049832182611">
                <text:p>0.128049832182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128049832182611">
                <text:p>0.128049832182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128049832182611">
                <text:p>0.128049832182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28049832182611">
                <text:p>0.128049832182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042893369331783">
                <text:p>0.042893369331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-0.0864274756528516">
                <text:p>-0.0864274756528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-0.350992790327955">
                <text:p>-0.350992790327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-0.771578118671034">
                <text:p>-0.771578118671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-1.25967785070372">
                <text:p>-1.25967785070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-3.65649283429299">
                <text:p>-3.65649283429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-4.61793757187507">
                <text:p>-4.61793757187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-9.54242509439325">
                <text:p>-9.54242509439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-12.7969710443472">
                <text:p>-12.7969710443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-14.4946173296088">
                <text:p>-14.4946173296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-19.6000674316749">
                <text:p>-19.6000674316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00">
                <text:p>300000</text:p>
              </table:table-cell>
              <table:table-cell office:value-type="float" office:value="-22.6981066313898">
                <text:p>-22.6981066313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">
                <text:p>500000</text:p>
              </table:table-cell>
              <table:table-cell office:value-type="float" office:value="-28.1194420771205">
                <text:p>-28.1194420771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36cm" svg:height="8.506cm" xlink:href=".." xlink:type="simple" chart:class="chart:scatter" chart:style-name="ch1">
        <chart:title svg:x="4.042cm" svg:y="0.306cm" chart:style-name="ch2">
          <text:p>Diagrama de Bode Teórico</text:p>
        </chart:title>
        <chart:plot-area chart:style-name="ch3" table:cell-range-address="Hoja1.A5:Hoja1.A23 Hoja1.F5:Hoja1.F23" svg:x="1.279cm" svg:y="1.281cm" svg:width="11.889cm" svg:height="6.074cm">
          <chartooo:coordinate-region svg:x="2.006cm" svg:y="1.48cm" svg:width="10.512cm" svg:height="5.676cm"/>
          <chart:axis chart:dimension="x" chart:name="primary-x" chart:style-name="ch4">
            <chart:title svg:x="6.584cm" svg:y="7.525cm" chart:style-name="ch5">
              <text:p>w(rad/s)</text:p>
            </chart:title>
          </chart:axis>
          <chart:axis chart:dimension="y" chart:name="primary-y" chart:style-name="ch6">
            <chart:title svg:x="0.451cm" svg:y="5.685cm" chart:style-name="ch7">
              <text:p>20log(1/(1+w/w0))</text:p>
            </chart:title>
            <chart:grid chart:style-name="ch8" chart:class="major"/>
          </chart:axis>
          <chart:series chart:style-name="ch9" chart:values-cell-range-address="Hoja1.F5:Hoja1.F23" chart:class="chart:scatter">
            <chart:domain table:cell-range-address="Hoja1.A5:Hoja1.A23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5:Hoja1.A23</svg:desc>
                </draw:g>
              </table:table-cell>
              <table:table-cell office:value-type="float" office:value="-0.0235940795347295">
                <text:p>-0.0235940795347295</text:p>
                <draw:g>
                  <svg:desc>Hoja1.F5:Hoja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-0.0470606709246237">
                <text:p>-0.04706067092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-0.0704011445062841">
                <text:p>-0.0704011445062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-0.116709110178568">
                <text:p>-0.116709110178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-0.185258194581919">
                <text:p>-0.185258194581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-0.230363769492901">
                <text:p>-0.230363769492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-0.449121349162483">
                <text:p>-0.449121349162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-0.657386343816064">
                <text:p>-0.65738634381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-1.04615497051186">
                <text:p>-1.04615497051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-1.57094473158558">
                <text:p>-1.57094473158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-1.88858812877533">
                <text:p>-1.88858812877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-3.20043275923199">
                <text:p>-3.20043275923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-4.20658060077212">
                <text:p>-4.20658060077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-5.70981779382564">
                <text:p>-5.70981779382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-7.29004113882653">
                <text:p>-7.29004113882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-8.09392809883722">
                <text:p>-8.09392809883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-10.7536602810959">
                <text:p>-10.7536602810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00">
                <text:p>300000</text:p>
              </table:table-cell>
              <table:table-cell office:value-type="float" office:value="-12.3911333051068">
                <text:p>-12.3911333051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">
                <text:p>500000</text:p>
              </table:table-cell>
              <table:table-cell office:value-type="float" office:value="-14.5082790968774">
                <text:p>-14.5082790968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454cm" style:legend-expansion="high" chart:style-name="ch2"/>
        <chart:plot-area chart:style-name="ch3" table:cell-range-address="Hoja1.A5:Hoja1.A23 Hoja1.E5:Hoja1.F23" svg:x="0.32cm" svg:y="0.18cm" svg:width="11.106cm" svg:height="8.64cm">
          <chartooo:coordinate-region svg:x="1.047cm" svg:y="0.379cm" svg:width="9.72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5:Hoja1.E23" chart:class="chart:scatter">
            <chart:domain table:cell-range-address="Hoja1.A5:Hoja1.A23"/>
            <chart:regression-curve chart:style-name="ch8"/>
            <chart:data-point chart:repeated="19"/>
          </chart:series>
          <chart:series chart:style-name="ch9" chart:values-cell-range-address="Hoja1.F5:Hoja1.F23" chart:class="chart:scatter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5:Hoja1.A23</svg:desc>
                </draw:g>
              </table:table-cell>
              <table:table-cell office:value-type="float" office:value="0.170317018450593">
                <text:p>0.170317018450593</text:p>
                <draw:g>
                  <svg:desc>Hoja1.E5:Hoja1.E23</svg:desc>
                </draw:g>
              </table:table-cell>
              <table:table-cell office:value-type="float" office:value="-0.0235940795347295">
                <text:p>-0.0235940795347295</text:p>
                <draw:g>
                  <svg:desc>Hoja1.F5:Hoja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28049832182611">
                <text:p>0.128049832182611</text:p>
              </table:table-cell>
              <table:table-cell office:value-type="float" office:value="-0.0470606709246237">
                <text:p>-0.04706067092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28049832182611">
                <text:p>0.128049832182611</text:p>
              </table:table-cell>
              <table:table-cell office:value-type="float" office:value="-0.0704011445062841">
                <text:p>-0.0704011445062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128049832182611">
                <text:p>0.128049832182611</text:p>
              </table:table-cell>
              <table:table-cell office:value-type="float" office:value="-0.116709110178568">
                <text:p>-0.116709110178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128049832182611">
                <text:p>0.128049832182611</text:p>
              </table:table-cell>
              <table:table-cell office:value-type="float" office:value="-0.185258194581919">
                <text:p>-0.185258194581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28049832182611">
                <text:p>0.128049832182611</text:p>
              </table:table-cell>
              <table:table-cell office:value-type="float" office:value="-0.230363769492901">
                <text:p>-0.230363769492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042893369331783">
                <text:p>0.042893369331783</text:p>
              </table:table-cell>
              <table:table-cell office:value-type="float" office:value="-0.449121349162483">
                <text:p>-0.449121349162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-0.0864274756528516">
                <text:p>-0.0864274756528516</text:p>
              </table:table-cell>
              <table:table-cell office:value-type="float" office:value="-0.657386343816064">
                <text:p>-0.65738634381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-0.350992790327955">
                <text:p>-0.350992790327955</text:p>
              </table:table-cell>
              <table:table-cell office:value-type="float" office:value="-1.04615497051186">
                <text:p>-1.04615497051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-0.771578118671034">
                <text:p>-0.771578118671034</text:p>
              </table:table-cell>
              <table:table-cell office:value-type="float" office:value="-1.57094473158558">
                <text:p>-1.57094473158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-1.25967785070372">
                <text:p>-1.25967785070372</text:p>
              </table:table-cell>
              <table:table-cell office:value-type="float" office:value="-1.88858812877533">
                <text:p>-1.88858812877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-3.65649283429299">
                <text:p>-3.65649283429299</text:p>
              </table:table-cell>
              <table:table-cell office:value-type="float" office:value="-3.20043275923199">
                <text:p>-3.20043275923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-4.61793757187507">
                <text:p>-4.61793757187507</text:p>
              </table:table-cell>
              <table:table-cell office:value-type="float" office:value="-4.20658060077212">
                <text:p>-4.20658060077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-9.54242509439325">
                <text:p>-9.54242509439325</text:p>
              </table:table-cell>
              <table:table-cell office:value-type="float" office:value="-5.70981779382564">
                <text:p>-5.70981779382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-12.7969710443472">
                <text:p>-12.7969710443472</text:p>
              </table:table-cell>
              <table:table-cell office:value-type="float" office:value="-7.29004113882653">
                <text:p>-7.29004113882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-14.4946173296088">
                <text:p>-14.4946173296088</text:p>
              </table:table-cell>
              <table:table-cell office:value-type="float" office:value="-8.09392809883722">
                <text:p>-8.09392809883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-19.6000674316749">
                <text:p>-19.6000674316749</text:p>
              </table:table-cell>
              <table:table-cell office:value-type="float" office:value="-10.7536602810959">
                <text:p>-10.7536602810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00">
                <text:p>300000</text:p>
              </table:table-cell>
              <table:table-cell office:value-type="float" office:value="-22.6981066313898">
                <text:p>-22.6981066313898</text:p>
              </table:table-cell>
              <table:table-cell office:value-type="float" office:value="-12.3911333051068">
                <text:p>-12.3911333051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">
                <text:p>500000</text:p>
              </table:table-cell>
              <table:table-cell office:value-type="float" office:value="-28.1194420771205">
                <text:p>-28.1194420771205</text:p>
              </table:table-cell>
              <table:table-cell office:value-type="float" office:value="-14.5082790968774">
                <text:p>-14.50827909687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